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653" officeooo:paragraph-rsid="000c3653"/>
    </style:style>
    <style:style style:name="P2" style:family="paragraph" style:parent-style-name="Standard">
      <style:text-properties officeooo:rsid="000e2eb6" officeooo:paragraph-rsid="000e2eb6"/>
    </style:style>
    <style:style style:name="P3" style:family="paragraph" style:parent-style-name="Standard">
      <style:text-properties officeooo:rsid="000f8f47" officeooo:paragraph-rsid="000f8f47"/>
    </style:style>
    <style:style style:name="P4" style:family="paragraph" style:parent-style-name="Standard">
      <style:text-properties officeooo:rsid="000fd200" officeooo:paragraph-rsid="000fd200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0c3653" officeooo:paragraph-rsid="000c3653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 6: Tabular Data</text:p>
      <text:p text:style-name="P1"/>
      <text:p text:style-name="P5">Express values</text:p>
      <text:p text:style-name="P5">separate,<text:span text:style-name="T1">order</text:span>, align,</text:p>
      <text:p text:style-name="P5">Axis Orientation</text:p>
      <text:p text:style-name="P5">layout density</text:p>
      <text:p text:style-name="P1"/>
      <text:p text:style-name="P1">Note: Key,Values, Attributes.</text:p>
      <text:p text:style-name="P1">- Look at your data set and change it to meet vis/algo needs and design within the boundaries it sets</text:p>
      <text:p text:style-name="P1"/>
      <text:p text:style-name="P2">You can connect the lines of scatter plot data when the x axis is not categorical</text:p>
      <text:p text:style-name="P2"/>
      <text:p text:style-name="P3">Horizon charts = great for time variant data</text:p>
      <text:p text:style-name="P3"/>
      <text:p text:style-name="P4">Clustered-heatmap, scatterplot matrix = heretical relationship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3:31:44.906461071</meta:creation-date>
    <dc:date>2019-02-04T19:37:36.164822233</dc:date>
    <meta:editing-duration>PT6M3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65" meta:character-count="406" meta:non-whitespace-character-count="351"/>
  </office:meta>
</office:document-meta>
</file>